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LazyLoader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LazyLoader.fetch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LazyLoader.CollectionLazyLoader( CollectionConverter collectionConverter , Session session , Node parentNode , CollectionDescriptor collectionDescriptor , Class &lt; ? &gt; collectionFiel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